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61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7.3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0.06pt solid #000000" fo:background-color="#99cccc" fo:wrap-option="wrap" fo:border-left="0.06pt solid #000000" fo:border-right="0.06pt solid #000000" fo:border-top="none"/>
      <style:text-properties fo:font-size="14pt" style:font-size-asian="14pt" style:font-size-complex="14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3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35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6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37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8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2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F53] - [Sheet1.$D53]) &gt; 0.2)" style:apply-style-name="Untitled2" style:base-cell-address="Sheet1.F53"/>
    </style:style>
    <style:style style:name="ce43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F53] - [Sheet1.$D53]) &gt; 0.2)" style:apply-style-name="Untitled2" style:base-cell-address="Sheet1.F53"/>
    </style:style>
    <style:style style:name="ce44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F55] - [Sheet1.$D55]) &gt; 0.2)" style:apply-style-name="Untitled2" style:base-cell-address="Sheet1.F55"/>
    </style:style>
    <style:style style:name="ce45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F55] - [Sheet1.$D55]) &gt; 0.2)" style:apply-style-name="Untitled2" style:base-cell-address="Sheet1.F55"/>
    </style:style>
    <style:style style:name="ce46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H53] - [Sheet1.$D53]) &gt; 0.2)" style:apply-style-name="Untitled2" style:base-cell-address="Sheet1.H53"/>
    </style:style>
    <style:style style:name="ce4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H53] - [Sheet1.$D53]) &gt; 0.2)" style:apply-style-name="Untitled2" style:base-cell-address="Sheet1.H53"/>
    </style:style>
    <style:style style:name="ce4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H55] - [Sheet1.$D55]) &gt; 0.2)" style:apply-style-name="Untitled2" style:base-cell-address="Sheet1.H55"/>
    </style:style>
    <style:style style:name="ce49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H55] - [Sheet1.$D55]) &gt; 0.2)" style:apply-style-name="Untitled2" style:base-cell-address="Sheet1.H55"/>
    </style:style>
    <style:style style:name="ce50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J53] - [Sheet1.$D53]) &gt; 0.2)" style:apply-style-name="Untitled2" style:base-cell-address="Sheet1.J53"/>
    </style:style>
    <style:style style:name="ce51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J53] - [Sheet1.$D53]) &gt; 0.2)" style:apply-style-name="Untitled2" style:base-cell-address="Sheet1.J53"/>
    </style:style>
    <style:style style:name="ce5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J55] - [Sheet1.$D55]) &gt; 0.2)" style:apply-style-name="Untitled2" style:base-cell-address="Sheet1.J55"/>
    </style:style>
    <style:style style:name="ce5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J55] - [Sheet1.$D55]) &gt; 0.2)" style:apply-style-name="Untitled2" style:base-cell-address="Sheet1.J55"/>
    </style:style>
    <style:style style:name="ce54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L53] - [Sheet1.$D53]) &gt; 0.2)" style:apply-style-name="Untitled2" style:base-cell-address="Sheet1.L53"/>
    </style:style>
    <style:style style:name="ce55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L53] - [Sheet1.$D53]) &gt; 0.2)" style:apply-style-name="Untitled2" style:base-cell-address="Sheet1.L53"/>
    </style:style>
    <style:style style:name="ce5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L55] - [Sheet1.$D55]) &gt; 0.2)" style:apply-style-name="Untitled2" style:base-cell-address="Sheet1.L55"/>
    </style:style>
    <style:style style:name="ce57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L55] - [Sheet1.$D55]) &gt; 0.2)" style:apply-style-name="Untitled2" style:base-cell-address="Sheet1.L55"/>
    </style:style>
    <style:style style:name="ce58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N53] - [Sheet1.$D53]) &gt; 0.2)" style:apply-style-name="Untitled2" style:base-cell-address="Sheet1.N53"/>
    </style:style>
    <style:style style:name="ce59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N53] - [Sheet1.$D53]) &gt; 0.2)" style:apply-style-name="Untitled2" style:base-cell-address="Sheet1.N53"/>
    </style:style>
    <style:style style:name="ce6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N55] - [Sheet1.$D55]) &gt; 0.2)" style:apply-style-name="Untitled2" style:base-cell-address="Sheet1.N55"/>
    </style:style>
    <style:style style:name="ce6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N55] - [Sheet1.$D55]) &gt; 0.2)" style:apply-style-name="Untitled2" style:base-cell-address="Sheet1.N55"/>
    </style:style>
    <style:style style:name="ce6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3"/>
        <table:table-column table:style-name="co4" table:default-cell-style-name="ce20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26" table:number-columns-spanned="1" table:number-rows-spanned="2"/>
          <table:table-cell table:style-name="ce17" table:number-columns-spanned="1" table:number-rows-spanned="2"/>
          <table:table-cell table:style-name="ce62" table:number-columns-repeated="2"/>
          <table:table-cell table:style-name="ce26" table:number-columns-spanned="1" table:number-rows-spanned="2"/>
          <table:table-cell table:style-name="ce17" table:number-columns-spanned="1" table:number-rows-spanned="2"/>
          <table:table-cell table:number-columns-repeated="15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covered-table-cell table:style-name="ce27"/>
          <table:covered-table-cell table:style-name="ce18"/>
          <table:table-cell table:style-name="ce62" table:number-columns-repeated="2"/>
          <table:covered-table-cell table:style-name="ce27"/>
          <table:covered-table-cell table:style-name="ce18"/>
          <table:table-cell table:number-columns-repeated="15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Hall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Settlement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Tower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Factory DIM16 to ALS16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6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Factory ALS16 to ALS14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Row Houses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Exhibit A DIM16 to ALS16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2" office:value-type="string" calcext:value-type="string">
            <text:p>x</text:p>
          </table:table-cell>
          <table:table-cell table:style-name="ce19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style-name="ce28"/>
          <table:table-cell table:style-name="ce3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number-columns-repeated="3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number-columns-repeated="30"/>
        </table:table-row>
        <table:table-row table:style-name="ro3">
          <table:table-cell/>
          <table:table-cell table:style-name="ce5" office:value-type="string" calcext:value-type="string" table:number-columns-spanned="1" table:number-rows-spanned="3">
            <text:p>Exhibit A ALS16 to ALS14</text:p>
          </table:table-cell>
          <table:table-cell table:style-name="ce14" office:value-type="string" calcext:value-type="string">
            <text:p>x</text:p>
          </table:table-cell>
          <table:table-cell table:style-name="ce21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style-name="ce30"/>
          <table:table-cell table:style-name="ce3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style-name="ce31"/>
          <table:table-cell table:style-name="ce40"/>
          <table:table-cell table:number-columns-repeated="19"/>
        </table:table-row>
        <table:table-row table:style-name="ro3">
          <table:table-cell/>
          <table:covered-table-cell table:style-name="ce6"/>
          <table:table-cell table:style-name="ce15" office:value-type="string" calcext:value-type="string">
            <text:p>z</text:p>
          </table:table-cell>
          <table:table-cell table:style-name="ce23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number-columns-repeated="19"/>
        </table:table-row>
        <table:table-row table:style-name="ro3">
          <table:table-cell/>
          <table:table-cell table:style-name="ce7"/>
          <table:table-cell table:style-name="ce11"/>
          <table:table-cell table:style-name="ce24" table:number-columns-repeated="11"/>
          <table:table-cell table:number-columns-repeated="19"/>
        </table:table-row>
        <table:table-row table:style-name="ro4">
          <table:table-cell/>
          <table:table-cell table:style-name="ce8" office:value-type="string" calcext:value-type="string">
            <text:p>Mean X-Y</text:p>
          </table:table-cell>
          <table:table-cell table:style-name="ce11"/>
          <table:table-cell table:style-name="ce25"/>
          <table:table-cell table:style-name="ce33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0" calcext:value-type="float">
            <text:p>0.00</text:p>
          </table:table-cell>
          <table:table-cell table:style-name="ce42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0" calcext:value-type="float">
            <text:p>0.00</text:p>
          </table:table-cell>
          <table:table-cell table:style-name="ce33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0" calcext:value-type="float">
            <text:p>0.00</text:p>
          </table:table-cell>
          <table:table-cell table:style-name="ce46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0" calcext:value-type="float">
            <text:p>0.00</text:p>
          </table:table-cell>
          <table:table-cell table:style-name="ce33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0" calcext:value-type="float">
            <text:p>0.00</text:p>
          </table:table-cell>
          <table:table-cell table:style-name="ce50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0" calcext:value-type="float">
            <text:p>0.00</text:p>
          </table:table-cell>
          <table:table-cell table:style-name="ce33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0" calcext:value-type="float">
            <text:p>0.00</text:p>
          </table:table-cell>
          <table:table-cell table:style-name="ce54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0" calcext:value-type="float">
            <text:p>0.00</text:p>
          </table:table-cell>
          <table:table-cell table:style-name="ce33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0" calcext:value-type="float">
            <text:p>0.00</text:p>
          </table:table-cell>
          <table:table-cell table:style-name="ce58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0" calcext:value-type="float">
            <text:p>0.00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8" office:value-type="string" calcext:value-type="string">
            <text:p>Standard Deviation X-Y</text:p>
          </table:table-cell>
          <table:table-cell table:style-name="ce11"/>
          <table:table-cell table:style-name="ce25"/>
          <table:table-cell table:style-name="ce34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0" calcext:value-type="float">
            <text:p>0.00</text:p>
          </table:table-cell>
          <table:table-cell table:style-name="ce43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0" calcext:value-type="float">
            <text:p>0.00</text:p>
          </table:table-cell>
          <table:table-cell table:style-name="ce34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0" calcext:value-type="float">
            <text:p>0.00</text:p>
          </table:table-cell>
          <table:table-cell table:style-name="ce47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0" calcext:value-type="float">
            <text:p>0.00</text:p>
          </table:table-cell>
          <table:table-cell table:style-name="ce34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0" calcext:value-type="float">
            <text:p>0.00</text:p>
          </table:table-cell>
          <table:table-cell table:style-name="ce51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0" calcext:value-type="float">
            <text:p>0.00</text:p>
          </table:table-cell>
          <table:table-cell table:style-name="ce34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0" calcext:value-type="float">
            <text:p>0.00</text:p>
          </table:table-cell>
          <table:table-cell table:style-name="ce55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0" calcext:value-type="float">
            <text:p>0.00</text:p>
          </table:table-cell>
          <table:table-cell table:style-name="ce34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0" calcext:value-type="float">
            <text:p>0.00</text:p>
          </table:table-cell>
          <table:table-cell table:style-name="ce59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0" calcext:value-type="float">
            <text:p>0.00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9" office:value-type="string" calcext:value-type="string">
            <text:p>Mean Z</text:p>
          </table:table-cell>
          <table:table-cell table:style-name="ce11"/>
          <table:table-cell table:style-name="ce25"/>
          <table:table-cell table:style-name="ce35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0" calcext:value-type="float">
            <text:p>0.00</text:p>
          </table:table-cell>
          <table:table-cell table:style-name="ce44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0" calcext:value-type="float">
            <text:p>0.00</text:p>
          </table:table-cell>
          <table:table-cell table:style-name="ce35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0" calcext:value-type="float">
            <text:p>0.00</text:p>
          </table:table-cell>
          <table:table-cell table:style-name="ce48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0" calcext:value-type="float">
            <text:p>0.00</text:p>
          </table:table-cell>
          <table:table-cell table:style-name="ce35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0" calcext:value-type="float">
            <text:p>0.00</text:p>
          </table:table-cell>
          <table:table-cell table:style-name="ce52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0" calcext:value-type="float">
            <text:p>0.00</text:p>
          </table:table-cell>
          <table:table-cell table:style-name="ce35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0" calcext:value-type="float">
            <text:p>0.00</text:p>
          </table:table-cell>
          <table:table-cell table:style-name="ce56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0" calcext:value-type="float">
            <text:p>0.00</text:p>
          </table:table-cell>
          <table:table-cell table:style-name="ce35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0" calcext:value-type="float">
            <text:p>0.00</text:p>
          </table:table-cell>
          <table:table-cell table:style-name="ce60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0" calcext:value-type="float">
            <text:p>0.00</text:p>
          </table:table-cell>
          <table:table-cell table:style-name="ce11" table:number-columns-repeated="19"/>
        </table:table-row>
        <table:table-row table:style-name="ro4">
          <table:table-cell/>
          <table:table-cell table:style-name="ce10" office:value-type="string" calcext:value-type="string">
            <text:p>Standard Deviation Z</text:p>
          </table:table-cell>
          <table:table-cell table:style-name="ce11"/>
          <table:table-cell table:style-name="ce25"/>
          <table:table-cell table:style-name="ce36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0" calcext:value-type="float">
            <text:p>0.00</text:p>
          </table:table-cell>
          <table:table-cell table:style-name="ce45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0" calcext:value-type="float">
            <text:p>0.00</text:p>
          </table:table-cell>
          <table:table-cell table:style-name="ce36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0" calcext:value-type="float">
            <text:p>0.00</text:p>
          </table:table-cell>
          <table:table-cell table:style-name="ce49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0" calcext:value-type="float">
            <text:p>0.00</text:p>
          </table:table-cell>
          <table:table-cell table:style-name="ce36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0" calcext:value-type="float">
            <text:p>0.00</text:p>
          </table:table-cell>
          <table:table-cell table:style-name="ce53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0" calcext:value-type="float">
            <text:p>0.00</text:p>
          </table:table-cell>
          <table:table-cell table:style-name="ce36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0" calcext:value-type="float">
            <text:p>0.00</text:p>
          </table:table-cell>
          <table:table-cell table:style-name="ce57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0" calcext:value-type="float">
            <text:p>0.00</text:p>
          </table:table-cell>
          <table:table-cell table:style-name="ce36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0" calcext:value-type="float">
            <text:p>0.00</text:p>
          </table:table-cell>
          <table:table-cell table:style-name="ce61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0" calcext:value-type="float">
            <text:p>0.00</text:p>
          </table:table-cell>
          <table:table-cell table:style-name="ce11" table:number-columns-repeated="19"/>
        </table:table-row>
        <table:table-row table:style-name="ro5">
          <table:table-cell/>
          <table:table-cell table:style-name="ce11" table:number-columns-repeated="3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9"/>
        </table:table-row>
        <calcext:conditional-formats>
          <calcext:conditional-format calcext:target-range-address="Sheet1.E4:Sheet1.N51">
            <calcext:condition calcext:apply-style-name="Untitled2" calcext:value="formula-is(ABS([Sheet1.E4] - [Sheet1.$D4]) &gt; 0.2)" calcext:base-cell-address="Sheet1.E4"/>
          </calcext:conditional-format>
          <calcext:conditional-format calcext:target-range-address="Sheet1.F53:Sheet1.F54">
            <calcext:condition calcext:apply-style-name="Untitled2" calcext:value="formula-is(ABS([Sheet1.F53] - [Sheet1.$D53]) &gt; 0.2)" calcext:base-cell-address="Sheet1.F53"/>
          </calcext:conditional-format>
          <calcext:conditional-format calcext:target-range-address="Sheet1.F55:Sheet1.F56">
            <calcext:condition calcext:apply-style-name="Untitled2" calcext:value="formula-is(ABS([Sheet1.F55] - [Sheet1.$D55]) &gt; 0.2)" calcext:base-cell-address="Sheet1.F55"/>
          </calcext:conditional-format>
          <calcext:conditional-format calcext:target-range-address="Sheet1.H53:Sheet1.H54">
            <calcext:condition calcext:apply-style-name="Untitled2" calcext:value="formula-is(ABS([Sheet1.H53] - [Sheet1.$D53]) &gt; 0.2)" calcext:base-cell-address="Sheet1.H53"/>
          </calcext:conditional-format>
          <calcext:conditional-format calcext:target-range-address="Sheet1.H55:Sheet1.H56">
            <calcext:condition calcext:apply-style-name="Untitled2" calcext:value="formula-is(ABS([Sheet1.H55] - [Sheet1.$D55]) &gt; 0.2)" calcext:base-cell-address="Sheet1.H55"/>
          </calcext:conditional-format>
          <calcext:conditional-format calcext:target-range-address="Sheet1.J53:Sheet1.J54">
            <calcext:condition calcext:apply-style-name="Untitled2" calcext:value="formula-is(ABS([Sheet1.J53] - [Sheet1.$D53]) &gt; 0.2)" calcext:base-cell-address="Sheet1.J53"/>
          </calcext:conditional-format>
          <calcext:conditional-format calcext:target-range-address="Sheet1.J55:Sheet1.J56">
            <calcext:condition calcext:apply-style-name="Untitled2" calcext:value="formula-is(ABS([Sheet1.J55] - [Sheet1.$D55]) &gt; 0.2)" calcext:base-cell-address="Sheet1.J55"/>
          </calcext:conditional-format>
          <calcext:conditional-format calcext:target-range-address="Sheet1.L53:Sheet1.L54">
            <calcext:condition calcext:apply-style-name="Untitled2" calcext:value="formula-is(ABS([Sheet1.L53] - [Sheet1.$D53]) &gt; 0.2)" calcext:base-cell-address="Sheet1.L53"/>
          </calcext:conditional-format>
          <calcext:conditional-format calcext:target-range-address="Sheet1.L55:Sheet1.L56">
            <calcext:condition calcext:apply-style-name="Untitled2" calcext:value="formula-is(ABS([Sheet1.L55] - [Sheet1.$D55]) &gt; 0.2)" calcext:base-cell-address="Sheet1.L55"/>
          </calcext:conditional-format>
          <calcext:conditional-format calcext:target-range-address="Sheet1.N53:Sheet1.N54">
            <calcext:condition calcext:apply-style-name="Untitled2" calcext:value="formula-is(ABS([Sheet1.N53] - [Sheet1.$D53]) &gt; 0.2)" calcext:base-cell-address="Sheet1.N53"/>
          </calcext:conditional-format>
          <calcext:conditional-format calcext:target-range-address="Sheet1.N55:Sheet1.N56">
            <calcext:condition calcext:apply-style-name="Untitled2" calcext:value="formula-is(ABS([Sheet1.N55] - [Sheet1.$D55]) &gt; 0.2)" calcext:base-cell-address="Sheet1.N5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7:00:10.655802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8T17:00:43.407158943</dc:date>
    <meta:editing-duration>PT57M39S</meta:editing-duration>
    <meta:editing-cycles>24</meta:editing-cycles>
    <meta:generator>LibreOffice/5.1.6.2$Linux_X86_64 LibreOffice_project/10m0$Build-2</meta:generator>
    <meta:document-statistic meta:table-count="1" meta:cell-count="110" meta:object-count="0"/>
  </office:meta>
</office:document-meta>
</file>